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TemplateLoader.SpringTemplateLoader( ResourceLoader resourceLoader , String templateLoader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pringTemplateLoader.closeTemplateSource( Object templat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ringTemplateLoader.findTemplateSourc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ringTemplateLoader.getLastModified( Object templat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pringTemplateLoader.getReader( Object templateSource , String encod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